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width="0.1cm" svg:stroke-color="#0084d1" draw:marker-start-width="0.5cm" draw:marker-end-width="0.5cm" draw:textarea-horizontal-align="left" fo:min-height="3.777cm" fo:padding-top="0.175cm" fo:padding-bottom="0.175cm" fo:padding-left="0.9cm" fo:padding-right="0.3cm"/>
    </style:style>
    <style:style style:name="gr2" style:family="graphic" style:parent-style-name="standard" style:list-style-name="L1">
      <style:graphic-properties draw:stroke="solid" svg:stroke-width="0.1cm" svg:stroke-color="#0084d1" draw:marker-start-width="0.5cm" draw:marker-end-width="0.5cm" draw:fill="none" draw:fill-color="#ffffff" draw:textarea-horizontal-align="left" fo:min-height="7.973cm" fo:padding-top="0cm" fo:padding-bottom="0cm" fo:padding-left="0.9cm" fo:padding-right="0cm"/>
    </style:style>
    <style:style style:name="gr3" style:family="graphic" style:parent-style-name="standard" style:list-style-name="L1">
      <style:graphic-properties draw:stroke="solid" svg:stroke-width="0.1cm" svg:stroke-color="#0084d1" draw:marker-start-width="0.5cm" draw:marker-end-width="0.5cm" draw:fill="none" draw:fill-color="#ffffff" draw:textarea-horizontal-align="left" fo:min-height="4.721cm" fo:padding-top="0cm" fo:padding-bottom="0cm" fo:padding-left="0.9cm" fo:padding-right="0cm"/>
    </style:style>
    <style:style style:name="gr4" style:family="graphic" style:parent-style-name="standard" style:list-style-name="L1">
      <style:graphic-properties draw:stroke="solid" svg:stroke-width="0.1cm" svg:stroke-color="#0084d1" draw:marker-start-width="0.5cm" draw:marker-end-width="0.5cm" draw:fill="none" draw:fill-color="#ffffff" draw:textarea-horizontal-align="left" fo:min-height="3.777cm" fo:padding-top="0cm" fo:padding-bottom="0cm" fo:padding-left="0.9cm" fo:padding-right="0cm"/>
    </style:style>
    <style:style style:name="gr5" style:family="graphic" style:parent-style-name="standard">
      <style:graphic-properties draw:stroke="solid" svg:stroke-color="#cc0000" draw:fill="none" draw:fill-color="#ffffff" fo:min-height="4.85cm"/>
    </style:style>
    <style:style style:name="gr6" style:family="graphic" style:parent-style-name="standard">
      <style:graphic-properties draw:stroke="solid" svg:stroke-color="#cc0000" draw:fill="none" draw:fill-color="#ffffff" fo:min-height="5.55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margin-top="0cm" fo:margin-bottom="0cm" style:writing-mode="lr-tb"/>
    </style:style>
    <style:style style:name="P2" style:family="paragraph">
      <style:text-properties style:font-name="Liberation Sans" fo:font-size="24pt" style:letter-kerning="true" style:font-name-asian="AR PL SungtiL GB" style:font-size-asian="18pt" style:font-name-complex="FreeSans" style:font-size-complex="18pt"/>
    </style:style>
    <style:style style:name="P3" style:family="paragraph">
      <loext:graphic-properties draw:fill="none" draw:fill-color="#ffffff"/>
      <style:text-properties style:font-name="Liberation Sans" fo:font-size="24pt" style:letter-kerning="true" style:font-name-asian="AR PL SungtiL GB" style:font-size-asian="18pt" style:font-name-complex="FreeSans" style:font-size-complex="18pt"/>
    </style:style>
    <style:style style:name="P4" style:family="paragraph">
      <style:text-properties style:font-name="Liberation Sans" fo:font-size="24pt" fo:font-weight="normal" style:letter-kerning="true" style:font-name-asian="AR PL SungtiL GB" style:font-size-asian="18pt" style:font-weight-asian="normal" style:font-name-complex="FreeSans" style:font-size-complex="18pt" style:font-weight-complex="normal"/>
    </style:style>
    <style:style style:name="P5" style:family="paragraph">
      <loext:graphic-properties draw:fill="none" draw:fill-color="#ffffff"/>
      <style:text-properties style:font-name="Liberation Sans" fo:font-size="24pt" fo:font-weight="normal" style:letter-kerning="true" style:font-name-asian="AR PL SungtiL GB" style:font-size-asian="18pt" style:font-weight-asian="normal" style:font-name-complex="FreeSans" style:font-size-complex="18pt" style:font-weight-complex="normal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7.9cm" svg:height="4.127cm" svg:x="2.1cm" svg:y="2cm">
          <draw:text-box>
            <text:p text:style-name="P1"><text:span text:style-name="T1">Data</text:span></text:p>
            <text:p text:style-name="P1">/Leiden</text:p>
            <text:p text:style-name="P1">/SWRI</text:p>
            <text:p text:style-name="P1">...</text:p>
          </draw:text-box>
        </draw:frame>
        <draw:frame draw:style-name="gr2" draw:text-style-name="P3" xml:id="id3" draw:id="id3" draw:layer="layout" svg:width="7.855cm" svg:height="7.973cm" svg:x="2.045cm" svg:y="8.127cm">
          <draw:text-box>
            <text:p text:style-name="P2"><text:span text:style-name="T1">Generated</text:span></text:p>
            <text:p text:style-name="P2">/Leiden</text:p>
            <text:p text:style-name="P2"><text:tab/>/0.1nm</text:p>
            <text:p text:style-name="P2"><text:tab/>/1 nm</text:p>
            <text:p text:style-name="P2">/SWRI</text:p>
            <text:p text:style-name="P2"><text:tab/>/0.1nm</text:p>
            <text:p text:style-name="P2"><text:tab/>/1nm</text:p>
            <text:p text:style-name="P2">...</text:p>
          </draw:text-box>
        </draw:frame>
        <draw:frame draw:style-name="gr3" draw:text-style-name="P5" xml:id="id5" draw:id="id5" draw:layer="layout" svg:width="8cm" svg:height="4.721cm" svg:x="1.9cm" svg:y="17.9cm">
          <draw:text-box>
            <text:p text:style-name="P4"><text:span text:style-name="T1">Cross-sections</text:span></text:p>
            <text:p text:style-name="P4">/0.1nm</text:p>
            <text:p text:style-name="P4">/1 nm</text:p>
            <text:p text:style-name="P4">...</text:p>
          </draw:text-box>
        </draw:frame>
        <draw:frame draw:style-name="gr4" draw:text-style-name="P5" xml:id="id7" draw:id="id7" draw:layer="layout" svg:width="8cm" svg:height="3.777cm" svg:x="1.9cm" svg:y="24.201cm">
          <draw:text-box>
            <text:p text:style-name="P4"><text:span text:style-name="T1">ChemDBPublic</text:span></text:p>
            <text:p text:style-name="P4"><text:span text:style-name="T2">/PhotoProcs</text:span></text:p>
            <text:p text:style-name="P4"><text:tab/>/0.1nm</text:p>
            <text:p text:style-name="P4"><text:tab/>/1 nm</text:p>
          </draw:text-box>
        </draw:frame>
        <draw:frame draw:style-name="gr5" draw:text-style-name="P6" xml:id="id2" draw:id="id2" draw:layer="layout" svg:width="7.1cm" svg:height="5.1cm" svg:x="12cm" svg:y="4.8cm">
          <draw:text-box>
            <text:p><text:span text:style-name="T1">genXSxxx.R</text:span></text:p>
            <text:p/>
            <text:p>Takes the original data and interpolates them to fixed-grid resolution.</text:p>
          </draw:text-box>
        </draw:frame>
        <draw:frame draw:style-name="gr6" draw:text-style-name="P6" xml:id="id4" draw:id="id4" draw:layer="layout" svg:width="7.1cm" svg:height="5.8cm" svg:x="12cm" svg:y="13.2cm">
          <draw:text-box>
            <text:p><text:span text:style-name="T1">1_gather.R</text:span></text:p>
            <text:p/>
            <text:p>Generates a set of data managing priorities (ex. Leiden for XS, SWRI for BR, Plessis for CH4 BR...)</text:p>
          </draw:text-box>
        </draw:frame>
        <draw:frame draw:style-name="gr6" draw:text-style-name="P6" xml:id="id6" draw:id="id6" draw:layer="layout" svg:width="7.1cm" svg:height="5.8cm" svg:x="12cm" svg:y="20.8cm">
          <draw:text-box>
            <text:p><text:span text:style-name="T1">2_genSamples.R</text:span></text:p>
            <text:p/>
            <text:p>Generates random samples for XS and BR and strore them in ChemDBPublic</text:p>
          </draw:text-box>
        </draw:frame>
        <draw:connector draw:style-name="gr7" draw:text-style-name="P7" draw:layer="layout" svg:x1="10cm" svg:y1="4.063cm" svg:x2="15.55cm" svg:y2="4.8cm" draw:start-shape="id1" draw:start-glue-point="1" draw:end-shape="id2" draw:end-glue-point="0" svg:d="M10000 4063h5550v737" svg:viewBox="0 0 5551 738">
          <text:p/>
        </draw:connector>
        <draw:connector draw:style-name="gr7" draw:text-style-name="P7" draw:layer="layout" svg:x1="15.55cm" svg:y1="9.9cm" svg:x2="5.972cm" svg:y2="8.127cm" draw:start-shape="id2" draw:start-glue-point="2" draw:end-shape="id3" draw:end-glue-point="0" svg:d="M15550 9900v501h-4575v-2824h-5003v550" svg:viewBox="0 0 9579 2825">
          <text:p/>
        </draw:connector>
        <draw:connector draw:style-name="gr7" draw:text-style-name="P7" draw:layer="layout" svg:x1="9.9cm" svg:y1="12.113cm" svg:x2="15.55cm" svg:y2="13.2cm" draw:start-shape="id3" draw:start-glue-point="1" draw:end-shape="id4" draw:end-glue-point="0" svg:d="M9900 12113h5650v1087" svg:viewBox="0 0 5651 1088">
          <text:p/>
        </draw:connector>
        <draw:connector draw:style-name="gr7" draw:text-style-name="P7" draw:layer="layout" svg:x1="15.55cm" svg:y1="19cm" svg:x2="5.9cm" svg:y2="17.9cm" draw:start-shape="id4" draw:start-glue-point="2" draw:end-shape="id5" draw:end-glue-point="0" svg:d="M15550 19000v501h-4575v-2151h-5075v550" svg:viewBox="0 0 9651 2152">
          <text:p/>
        </draw:connector>
        <draw:connector draw:style-name="gr7" draw:text-style-name="P7" draw:layer="layout" svg:x1="9.9cm" svg:y1="20.26cm" svg:x2="15.55cm" svg:y2="20.8cm" draw:start-shape="id5" draw:start-glue-point="1" draw:end-shape="id6" draw:end-glue-point="0" svg:d="M9900 20260h5650v540" svg:viewBox="0 0 5651 541">
          <text:p/>
        </draw:connector>
        <draw:connector draw:style-name="gr7" draw:text-style-name="P7" draw:layer="layout" svg:x1="15.55cm" svg:y1="26.6cm" svg:x2="5.9cm" svg:y2="24.201cm" draw:start-shape="id6" draw:start-glue-point="2" draw:end-shape="id7" draw:end-glue-point="0" svg:d="M15550 26600v501h-4575v-3450h-5075v550" svg:viewBox="0 0 9651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scal Pernot</meta:initial-creator>
    <meta:creation-date>2019-09-05T16:01:39.225866527</meta:creation-date>
    <dc:date>2019-09-05T16:38:43.886839952</dc:date>
    <dc:creator>Pascal Pernot</dc:creator>
    <meta:editing-duration>PT20M53S</meta:editing-duration>
    <meta:editing-cycles>2</meta:editing-cycles>
    <meta:generator>LibreOffice/5.2.7.2$Linux_X86_64 LibreOffice_project/20m0$Build-2</meta:generator>
    <meta:document-statistic meta:object-count="13"/>
  </office:meta>
</office:document-meta>
</file>